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aa61a"/>
    </style:style>
    <style:style style:name="ce21" style:family="table-cell" style:parent-style-name="Default" style:data-style-name="N37"/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4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37"/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19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-04-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-04-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4-28" calcext:value-type="date">
            <text:p>18-04-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-05-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-06-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-06-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-06-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2" calcext:value-type="date">
            <text:p>18-06-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-06-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-06-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9" calcext:value-type="date">
            <text:p>18-06-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table:style-name="ce19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-07-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-08-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-08-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-08-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-08-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-08-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-08-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-08-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-08-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1" calcext:value-type="date">
            <text:p>18-08-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3" calcext:value-type="date">
            <text:p>18-08-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-08-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5" calcext:value-type="date">
            <text:p>18-08-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7" calcext:value-type="date">
            <text:p>18-08-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20" calcext:value-type="date">
            <text:p>18-08-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-08-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-08-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-08-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-09-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-09-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07" calcext:value-type="date">
            <text:p>18-09-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-09-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-09-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-09-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-09-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-09-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18" calcext:value-type="date">
            <text:p>18-09-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,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,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,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,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,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4P0"/>
    </number:currency-style>
    <number:date-style style:name="N115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6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00/00/00</text:date>, <text:time style:data-style-name="N2" text:time-value="17:19:28.449485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2-16T17:20:00.985767884</dc:date>
    <meta:creation-date>2014-12-14T08:12:00Z</meta:creation-date>
    <meta:editing-cycles>560</meta:editing-cycles>
    <meta:editing-duration>PT23H18M24S</meta:editing-duration>
    <meta:generator>LibreOffice/7.0.3.1$Linux_X86_64 LibreOffice_project/d7547858d014d4cf69878db179d326fc3483e082</meta:generator>
    <meta:document-statistic meta:table-count="10" meta:cell-count="1677" meta:object-count="0"/>
  </office:meta>
</office:document-meta>
</file>